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style:writing-mode="lr-tb"/>
    </style:style>
    <style:style style:name="P2" style:family="paragraph" style:parent-style-name="Standard" style:list-style-name="">
      <style:paragraph-properties fo:line-height="115%"/>
    </style:style>
    <style:style style:name="P3" style:family="paragraph" style:parent-style-name="Standard" style:list-style-name="">
      <style:paragraph-properties fo:line-height="115%" fo:break-before="pag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3">
      <style:text-properties officeooo:rsid="000ea736" officeooo:paragraph-rsid="000ea736"/>
    </style:style>
    <style:style style:name="P8" style:family="paragraph" style:parent-style-name="Text_20_body" style:list-style-name="L3">
      <style:text-properties officeooo:paragraph-rsid="000ea736"/>
    </style:style>
    <style:style style:name="P9" style:family="paragraph" style:parent-style-name="Text_20_body" style:list-style-name="L4"/>
    <style:style style:name="P10" style:family="paragraph" style:parent-style-name="Text_20_body">
      <style:paragraph-properties fo:margin-top="0cm" fo:margin-bottom="0cm" style:contextual-spacing="false"/>
    </style:style>
    <style:style style:name="T1" style:family="text">
      <style:text-properties style:text-outline="false" style:text-line-through-style="none" style:text-line-through-type="none" fo:font-family="'Noto Sans Arabic'" style:font-family-generic="roman" style:font-pitch="variable" fo:font-size="10pt" fo:font-style="normal" fo:text-shadow="none" style:text-underline-style="none" fo:font-weight="normal" style:font-size-asian="10pt" style:font-style-asian="normal" style:font-weight-asian="normal" style:text-emphasize="none"/>
    </style:style>
    <style:style style:name="T2" style:family="text">
      <style:text-properties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text-emphasize="non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text:span text:style-name="T2">the user clics, the frontend send the info of the clic to the backend for it to handle, the backend checks if there is any piece selected, if not, checks if the clicked tile is not 0 (an empty square) if its not an empty square, and the piece clicked is the same color as the user who send the clic, that piece will be selected (internally) and with a function will be generated a 2d array of posible moves with that piece to show to the player, if the new click is another piece of the same color the selected piece and 2d array of posible moves wil change following the previous logic, if the new clic is an empty square or an enemy piece (and not a posible move), the piece will be deselected, but if the clic is a square marked as posible move, the backend will move the piece. And thats all the game logic, also the backend will run some functions to test the legality of the move, if there is any check or checkmate, if the piece clicked is the king and it can castle or if its a pawn that is promoting.</text:span></text:span></text:p>
      <text:p text:style-name="P2"/>
      <text:p text:style-name="P3"/>
      <text:list text:style-name="L1">
        <text:list-item>
          <text:p text:style-name="P4"><text:span text:style-name="Strong_20_Emphasis">User clicks a tile</text:span><text:line-break/>→ Frontend sends the coordinates and player color to the backend.</text:p>
        </text:list-item>
        <text:list-item>
          <text:p text:style-name="P4"><text:span text:style-name="Strong_20_Emphasis">Backend receives the click</text:span><text:line-break/>→ Checks if a piece is already selected.</text:p>
        </text:list-item>
      </text:list>
      <text:p text:style-name="Horizontal_20_Line"/>
      <text:h text:style-name="Heading_20_3" text:outline-level="3">Case A: <text:span text:style-name="Strong_20_Emphasis">No piece selected</text:span></text:h>
      <text:list text:style-name="L2">
        <text:list-item>
          <text:p text:style-name="P5">If clicked tile is empty (<text:span text:style-name="Source_20_Text">0</text:span>) → do nothing.</text:p>
        </text:list-item>
        <text:list-item>
          <text:p text:style-name="P5">If clicked tile has a piece of the player's color:</text:p>
          <text:list>
            <text:list-item>
              <text:p text:style-name="P5">Select the piece.</text:p>
            </text:list-item>
            <text:list-item>
              <text:p text:style-name="P5">Generate 2D array of possible moves for that piece.</text:p>
            </text:list-item>
          </text:list>
        </text:list-item>
      </text:list>
      <text:p text:style-name="Horizontal_20_Line"/>
      <text:h text:style-name="Heading_20_3" text:outline-level="3">Case B: <text:span text:style-name="Strong_20_Emphasis">A piece is already selected</text:span></text:h>
      <text:list text:style-name="L3">
        <text:list-item>
          <text:p text:style-name="P6">If clicked tile is:</text:p>
          <text:list>
            <text:list-item>
              <text:p text:style-name="P6"><text:span text:style-name="Strong_20_Emphasis">Same-color piece</text:span>:</text:p>
              <text:list>
                <text:list-item>
                  <text:p text:style-name="P6">Change selection to the new piece.</text:p>
                </text:list-item>
                <text:list-item>
                  <text:p text:style-name="P6">Generate new possible moves.</text:p>
                </text:list-item>
              </text:list>
            </text:list-item>
            <text:list-item>
              <text:p text:style-name="P6"><text:span text:style-name="Strong_20_Emphasis">Empty or enemy piece</text:span>:</text:p>
              <text:list>
                <text:list-item>
                  <text:p text:style-name="P6">If not in possible moves → deselect.</text:p>
                </text:list-item>
                <text:list-item>
                  <text:p text:style-name="P6">If in possible moves:</text:p>
                  <text:list>
                    <text:list-item>
                      <text:p text:style-name="P7">Save board status (in case the move is illegal and needs to reset)</text:p>
                    </text:list-item>
                    <text:list-item>
                      <text:p text:style-name="P8">Move the piece.</text:p>
                    </text:list-item>
                    <text:list-item>
                      <text:p text:style-name="P6">Update board.</text:p>
                    </text:list-item>
                    <text:list-item>
                      <text:p text:style-name="P6">Run post-move checks:</text:p>
                      <text:list>
                        <text:list-item>
                          <text:p text:style-name="P6">Legality (e.g., king not in check).</text:p>
                        </text:list-item>
                        <text:list-item>
                          <text:p text:style-name="P6">Check / checkmate detection.</text:p>
                        </text:list-item>
                        <text:list-item>
                          <text:p text:style-name="P6">Castling (if selected piece is king).</text:p>
                        </text:list-item>
                        <text:list-item>
                          <text:p text:style-name="P6">Promotion (if selected piece is pawn).</text:p>
                        </text:list-item>
                        <text:list-item>
                          <text:p text:style-name="P6">En passant (should be added).</text:p>
                        </text:list-item>
                      </text:list>
                    </text:list-item>
                  </text:list>
                </text:list-item>
              </text:list>
            </text:list-item>
          </text:list>
        </text:list-item>
      </text:list>
      <text:p text:style-name="Horizontal_20_Line"/>
      <text:h text:style-name="Heading_20_3" text:outline-level="3">Notes:</text:h>
      <text:list text:style-name="L4">
        <text:list-item>
          <text:p text:style-name="P9">All validation is done on the backend.</text:p>
        </text:list-item>
        <text:list-item>
          <text:p text:style-name="P9"><text:soft-page-break/>Player color is verified on the backend.</text:p>
        </text:list-item>
        <text:list-item>
          <text:p text:style-name="P9">Backend always responds with updated board state, possible moves, and flags (check, checkmate, promotion request).</text:p>
        </text:list-item>
      </text:list>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31T17:30:06.524804018</meta:creation-date>
    <meta:generator>LibreOffice/25.2.4.3$Linux_X86_64 LibreOffice_project/520$Build-3</meta:generator>
    <dc:date>2025-08-02T00:56:35.579881822</dc:date>
    <meta:editing-duration>P1DT7H15M30S</meta:editing-duration>
    <meta:editing-cycles>2</meta:editing-cycles>
    <meta:document-statistic meta:table-count="0" meta:image-count="0" meta:object-count="0" meta:page-count="3" meta:paragraph-count="29" meta:word-count="403" meta:character-count="2063" meta:non-whitespace-character-count="1714"/>
  </office:meta>
</office:document-meta>
</file>